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76cm"/>
      <style:text-properties fo:color="#ce9178" loext:opacity="100%" style:font-name="Consolas" fo:font-size="9.75pt" fo:font-weight="normal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e Enum c'est pour faciliter la lecture du code par le de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2:43:22.179000000</meta:creation-date>
    <dc:date>2024-01-20T18:46:29.335000000</dc:date>
    <meta:editing-duration>PT6H3M8S</meta:editing-duration>
    <meta:editing-cycles>1</meta:editing-cycles>
    <meta:document-statistic meta:table-count="0" meta:image-count="0" meta:object-count="0" meta:page-count="1" meta:paragraph-count="1" meta:word-count="12" meta:character-count="59" meta:non-whitespace-character-count="48"/>
    <meta:generator>LibreOffice/7.5.0.3$Windows_X86_64 LibreOffice_project/c21113d003cd3efa8c53188764377a8272d9d6de</meta:generator>
  </office:meta>
</office:document-meta>
</file>